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39" style:parent-style-name="Standard" style:family="paragraph">
      <style:text-properties fo:font-size="6pt" style:font-size-asian="6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6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7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80" style:parent-style-name="Standard" style:family="paragraph">
      <style:text-properties style:font-weight-complex="bold" style:font-style-complex="italic" fo:font-size="11pt" style:font-size-asian="11pt"/>
    </style:style>
    <style:style style:name="P81" style:parent-style-name="Standard" style:family="paragraph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style:font-weight-complex="bold" style:font-style-complex="italic" fo:font-size="11pt" style:font-size-asian="11pt"/>
    </style:style>
    <style:style style:name="T89" style:parent-style-name="DefaultParagraphFont" style:family="text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style:font-weight-complex="bold" style:font-style-complex="italic" fo:font-size="11pt" style:font-size-asian="11pt"/>
    </style:style>
    <style:style style:name="T91" style:parent-style-name="DefaultParagraphFont" style:family="text">
      <style:text-properties style:font-weight-complex="bold" style:font-style-complex="italic" fo:font-size="11pt" style:font-size-asian="11pt"/>
    </style:style>
    <style:style style:name="T9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3" style:parent-style-name="Standard" style:family="paragraph">
      <style:text-properties style:font-weight-complex="bold" style:font-style-complex="italic" fo:font-size="11pt" style:font-size-asian="11pt"/>
    </style:style>
    <style:style style:name="P94" style:parent-style-name="Standard" style:family="paragraph">
      <style:text-properties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ize="11pt" style:font-size-asian="11pt"/>
    </style:style>
    <style:style style:name="P112" style:parent-style-name="Standard" style:family="paragraph">
      <style:text-properties style:font-weight-complex="bold" fo:font-size="11pt" style:font-size-asian="11pt"/>
    </style:style>
    <style:style style:name="P113" style:parent-style-name="Standard" style:family="paragraph">
      <style:text-properties style:font-weight-complex="bold" fo:font-size="11pt" style:font-size-asian="11pt"/>
    </style:style>
    <style:style style:name="T11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9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3" style:parent-style-name="Standard" style:family="paragraph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style:text-position="super 63.6%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style:text-position="super 63.6%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8" style:parent-style-name="DefaultParagraphFont" style:family="text">
      <style:text-properties fo:font-style="italic" style:font-style-asian="italic" fo:font-size="11pt" style:font-size-asian="11pt"/>
    </style:style>
    <style:style style:name="T189" style:parent-style-name="DefaultParagraphFont" style:family="text">
      <style:text-properties fo:font-style="italic" style:font-style-asian="italic" fo:font-size="11pt" style:font-size-asian="11pt"/>
    </style:style>
    <style:style style:name="T190" style:parent-style-name="DefaultParagraphFont" style:family="text">
      <style:text-properties fo:font-style="italic" style:font-style-asian="italic" fo:font-size="11pt" style:font-size-asian="11pt"/>
    </style:style>
    <style:style style:name="T191" style:parent-style-name="DefaultParagraphFont" style:family="text">
      <style:text-properties fo:font-style="italic" style:font-style-asian="italic" fo:font-size="11pt" style:font-size-asian="11pt"/>
    </style:style>
    <style:style style:name="T192" style:parent-style-name="DefaultParagraphFont" style:family="text">
      <style:text-properties fo:font-style="italic" style:font-style-asian="italic" fo:font-size="11pt" style:font-size-asian="11pt"/>
    </style:style>
    <style:style style:name="T193" style:parent-style-name="DefaultParagraphFont" style:family="text">
      <style:text-properties fo:font-style="italic" style:font-style-asian="italic" fo:font-size="11pt" style:font-size-asian="11pt"/>
    </style:style>
    <style:style style:name="T194" style:parent-style-name="DefaultParagraphFont" style:family="text">
      <style:text-properties fo:font-style="italic" style:font-style-asian="italic" fo:font-size="11pt" style:font-size-asian="11pt"/>
    </style:style>
    <style:style style:name="T195" style:parent-style-name="DefaultParagraphFont" style:family="text">
      <style:text-properties fo:font-style="italic" style:font-style-asian="italic" fo:font-size="11pt" style:font-size-asian="11pt"/>
    </style:style>
    <style:style style:name="T196" style:parent-style-name="DefaultParagraphFont" style:family="text">
      <style:text-properties fo:font-style="italic" style:font-style-asian="italic" fo:font-size="11pt" style:font-size-asian="11pt"/>
    </style:style>
    <style:style style:name="T197" style:parent-style-name="DefaultParagraphFont" style:family="text">
      <style:text-properties fo:font-style="italic" style:font-style-asian="italic" fo:font-size="11pt" style:font-size-asian="11pt"/>
    </style:style>
    <style:style style:name="T198" style:parent-style-name="DefaultParagraphFont" style:family="text">
      <style:text-properties fo:font-style="italic" style:font-style-asian="italic" fo:font-size="11pt" style:font-size-asian="11pt"/>
    </style:style>
    <style:style style:name="P19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200" style:parent-style-name="Standard" style:family="paragraph">
      <style:paragraph-properties fo:line-height="125%"/>
      <style:text-properties style:font-weight-complex="bold" fo:font-size="11pt" style:font-size-asian="11pt" style:font-size-complex="11pt"/>
    </style:style>
    <style:style style:name="P201" style:parent-style-name="Standard" style:family="paragraph">
      <style:paragraph-properties fo:line-height="125%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0" style:parent-style-name="Standard" style:family="paragraph">
      <style:paragraph-properties fo:line-height="125%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T21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2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2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6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7" style:parent-style-name="Framecontents" style:family="paragraph">
      <style:paragraph-properties fo:line-height="110%"/>
    </style:style>
    <style:style style:name="T228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 2020</text:span></text:p>
          <text:list text:continue-numbering="true">
            <text:list-item>
              <text:p text:style-name="P35"><text:span text:style-name="T36">GPA: 3.82</text:span></text:p>
            </text:list-item>
          </text:list>
        </text:list-item>
        <text:list-item>
          <text:p text:style-name="P37">Major: Computer Science; Minor:<text:s/>Mathematics</text:p>
        </text:list-item>
      </text:list>
      <text:p text:style-name="P38">Experience<text:s/></text:p>
      <text:p text:style-name="P39"/>
      <text:p text:style-name="Standard"><text:span text:style-name="T40">JP Morgan Chase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text:s text:c="10"/></text:span><text:span text:style-name="T51"><text:tab/><text:s text:c="9"/></text:span><text:span text:style-name="T52">June</text:span><text:span text:style-name="T53"><text:s/>2019</text:span></text:p>
      <text:p text:style-name="Standard"><text:span text:style-name="T54">Software Development Intern</text:span><text:span text:style-name="T55"><text:tab/></text:span><text:span text:style-name="T56"><text:tab/></text:span><text:span text:style-name="T57"><text:tab/></text:span><text:span text:style-name="T58"><text:tab/><text:s text:c="6"/></text:span><text:span text:style-name="T59"><text:tab/><text:s text:c="17"/></text:span><text:span text:style-name="T60"><text:tab/></text:span><text:span text:style-name="T61"><text:tab/></text:span><text:span text:style-name="T62"><text:tab/><text:s text:c="10"/></text:span></text:p>
      <text:p text:style-name="P63">Developed full-stack application used for ADR investments built in Spring, Redux, RESTful, and React</text:p>
      <text:p text:style-name="Standard"><text:span text:style-name="T64">Capital One</text:span><text:span text:style-name="T65"><text:s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text:s text:c="23"/></text:span><text:span text:style-name="T76">June-August 2018</text:span></text:p>
      <text:p text:style-name="P77">Associate Software Engineer</text:p>
      <text:p text:style-name="P78">Worked on core team for developing web application operating on the orchestration and frontend layers</text:p>
      <text:p text:style-name="P79">Created features such as content modals, new API routing, and componentizations of widgets using AngularJS, TypeScript, and Java which were deployed into production<text:s/></text:p>
      <text:p text:style-name="P80"><text:tab/>Wrote end-to-end tests in Cucumber and Protractor and used Mountebank to simulate API calls and failures</text:p>
      <text:p text:style-name="P81"><text:tab/>Created unit tests using Jasmine and Chai to validate resiliency and test features</text:p>
      <text:p text:style-name="Standard"><text:span text:style-name="T82">Associate Software Engineer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text:s text:c="7"/></text:span><text:span text:style-name="T90"><text:tab/></text:span><text:span text:style-name="T91"><text:tab/><text:s text:c="9"/></text:span><text:span text:style-name="T92">June-August 2017</text:span></text:p>
      <text:p text:style-name="P93"><text:tab/>Helped develop application using AngularJS, Groovy, and writing unit tests using Karma</text:p>
      <text:p text:style-name="P94"><text:tab/>Learned and used Agile methodology by attending daily scrums,<text:s/>standups and using tools such as Jira</text:p>
      <text:p text:style-name="Standard"><text:span text:style-name="T95">L&amp;S Center for Academic Excellence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text:s text:c="6"/></text:span><text:span text:style-name="T104">Oct 2017- May 2018</text:span></text:p>
      <text:p text:style-name="Standard"><text:span text:style-name="T105">Webmaster and Social Media Coordinator</text:span><text:span text:style-name="T106"><text:tab/></text:span><text:span text:style-name="T107"><text:tab/></text:span><text:span text:style-name="T108"><text:tab/></text:span><text:span text:style-name="T109"><text:tab/></text:span></text:p>
      <text:p text:style-name="Standard"><text:span text:style-name="T110"><text:tab/></text:span><text:span text:style-name="T111">Developed website for Center for Academic Excellence, utilizing Google Analytics to optimize pages</text:span></text:p>
      <text:p text:style-name="P112"><text:tab/>Coordinated with Letters and Science organizations and programs to maintain and rework site</text:p>
      <text:p text:style-name="P113"><text:tab/>Employed social media to generate interest in the CAE website and programs</text:p>
      <text:p text:style-name="Standard"><text:span text:style-name="T114">Brain Health Alliance</text:span></text:p>
      <text:p text:style-name="Standard"><text:span text:style-name="T115">Software Intern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text:s text:c="6"/></text:span><text:span text:style-name="T122"><text:tab/><text:s text:c="17"/></text:span><text:span text:style-name="T123"><text:tab/></text:span><text:span text:style-name="T124"><text:tab/></text:span><text:span text:style-name="T125"><text:tab/><text:s text:c="4"/>June-September 2016</text:span></text:p>
      <text:p text:style-name="P126">Utilized a MEAN full-stack solution to investigate the potential of a NoSQL semantic web</text:p>
      <text:p text:style-name="P127">Focused on implementing MongoDB database with Mongoose as part of a Node web application</text:p>
      <text:p text:style-name="P128">Collaborate with peers to write and publish a paper in the W3 Consortium journal</text:p>
      <text:p text:style-name="P129">STEMBassadors</text:p>
      <text:p text:style-name="Standard"><text:span text:style-name="T130"><text:s/></text:span><text:span text:style-name="T131">Teacher Assistant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text:s text:c="4"/></text:span><text:span text:style-name="T140"><text:tab/></text:span><text:span text:style-name="T141"><text:tab/><text:s text:c="4"/></text:span><text:span text:style-name="T142">June-September 2015</text:span></text:p>
      <text:p text:style-name="P143"><text:tab/>Worked with elementary school children to help develop STEM interests at an early age</text:p>
      <text:p text:style-name="Standard"><text:span text:style-name="T144"><text:tab/>Organized and led math, science, and tech experiments among 1</text:span><text:span text:style-name="T145">st</text:span><text:span text:style-name="T146"><text:s/>to 6</text:span><text:span text:style-name="T147">th</text:span><text:span text:style-name="T148"><text:s/>graders</text:span></text:p>
      <text:p text:style-name="Standard"><text:span text:style-name="T149">Extracurriculars and Leadership</text:span></text:p>
      <text:p text:style-name="Standard"><text:span text:style-name="T150">UNICEF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text:s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text:s text:c="4"/>2</text:span><text:span text:style-name="T163">017-Present</text:span></text:p>
      <text:p text:style-name="Standard"><text:span text:style-name="T164">Software Development Club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text:s text:c="4"/>2017-Present</text:span></text:p>
      <text:p text:style-name="Standard"><text:span text:style-name="T175">Artificial Intelligence Club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text:s text:c="4"/></text:span><text:span text:style-name="T186">2017-</text:span><text:span text:style-name="T187">Present</text:span></text:p>
      <text:p text:style-name="Standard"><text:span text:style-name="T188">Intermural Racquetball League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text:s text:c="4"/>2017-Present</text:span></text:p>
      <text:p text:style-name="P199">Honors and<text:s/>Achievements</text:p>
      <text:p text:style-name="P200">Carbon Hackathon - Best Hardware Hack<text:tab/><text:tab/><text:tab/><text:tab/><text:tab/><text:tab/><text:tab/><text:tab/><text:tab/><text:s text:c="4"/>2018</text:p>
      <text:p text:style-name="P201"><text:span text:style-name="T202">National AP Scholar and AP Scholar with Distinction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text:s text:c="12"/></text:span><text:span text:style-name="T209"><text:tab/><text:s text:c="4"/>2016 &amp; 2017</text:span></text:p>
      <text:p text:style-name="P210"><text:span text:style-name="T211">Jefferson Crew Most Valuable Player<text:s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text:s text:c="3"/>Summer 2016</text:span></text:p>
      <text:p text:style-name="P221">Skills<text:tab/><text:tab/><text:tab/><text:tab/><text:tab/><text:tab/><text:tab/><text:s text:c="7"/></text:p>
      <text:soft-page-break/>
      <text:p text:style-name="Standard"><draw:frame draw:z-index="251658240" draw:id="id0" draw:style-name="a0" draw:name="Frame2" text:anchor-type="paragraph" svg:x="4.00833in" svg:y="0.00903in" svg:width="3.48264in" svg:height="0.75764in" style:rel-width="scale" style:rel-height="scale"><draw:text-box><text:p text:style-name="P222">Testing: JUnit, Jasmine, Karma, Mocha, Chai,<text:s/><text:tab/>Protractor, Cucumber, Mountebank</text:p><text:p text:style-name="P223">Misc.: Git, Linux</text:p><text:p text:style-name="P224"/><text:p text:style-name="P225"/></draw:text-box><svg:title/><svg:desc/></draw:frame><draw:frame draw:id="id1" draw:style-name="a1" draw:name="Frame2" text:anchor-type="as-char" svg:x="0in" svg:y="0in" svg:width="3.70764in" svg:height="0.69167in" style:rel-width="scale" style:rel-height="scale"><draw:text-box><text:p text:style-name="P226">Programming Languages: Java, Python, JavaScript</text:p><text:p text:style-name="P227"><text:span text:style-name="T228">Relevant Interests: Artificial Intelligence and RNN</text:span></text:p></draw:text-box><svg:title/><svg:desc/></draw:frame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9-06-23T00:47:00Z</dc:date>
    <meta:print-date>2018-09-12T15:13:00Z</meta:print-date>
    <meta:template xlink:href="Normal.dotm" xlink:type="simple"/>
    <meta:editing-cycles>228</meta:editing-cycles>
    <meta:editing-duration>PT1003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12" meta:character-count="2758" meta:row-count="19" meta:non-whitespace-character-count="2351"/>
  </office:meta>
</office:document-meta>
</file>